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10d0c" draw:textarea-horizontal-align="justify" draw:textarea-vertical-align="middle" draw:auto-grow-height="false" fo:min-height="8.64cm" fo:min-width="4.58cm"/>
      <style:paragraph-properties style:writing-mode="lr-tb"/>
    </style:style>
    <style:style style:name="gr2" style:family="graphic" style:parent-style-name="standard">
      <style:graphic-properties draw:fill-color="#55308d" draw:textarea-horizontal-align="justify" draw:textarea-vertical-align="middle" draw:auto-grow-height="false" fo:min-height="25.15cm" fo:min-width="4.45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5.973cm" fo:min-width="3.437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56cm" fo:min-width="3.31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6.1cm" fo:min-width="4.58cm"/>
      <style:paragraph-properties style:writing-mode="lr-tb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9.91cm" fo:min-width="3.31cm"/>
      <style:paragraph-properties style:writing-mode="lr-tb"/>
    </style:style>
    <style:style style:name="gr9" style:family="graphic" style:parent-style-name="standard">
      <style:graphic-properties draw:fill-color="#55308d" draw:textarea-horizontal-align="justify" draw:textarea-vertical-align="middle" draw:auto-grow-height="false" fo:min-height="25.69cm" fo:min-width="2.58cm"/>
      <style:paragraph-properties style:writing-mode="lr-tb"/>
    </style:style>
    <style:style style:name="gr10" style:family="graphic" style:parent-style-name="standard">
      <style:graphic-properties draw:marker-start="Arrow" draw:marker-start-width="0.3cm" draw:textarea-vertical-align="middle"/>
      <style:paragraph-properties style:writing-mode="lr-tb"/>
    </style:style>
    <style:style style:name="gr11" style:family="graphic" style:parent-style-name="standard">
      <style:graphic-properties draw:fill-color="#ffbf00" draw:textarea-horizontal-align="justify" draw:textarea-vertical-align="middle" draw:auto-grow-height="false" fo:min-height="3.342cm" fo:min-width="4.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10d0c"/>
      <style:paragraph-properties fo:text-align="center"/>
    </style:style>
    <style:style style:name="P3" style:family="paragraph">
      <loext:graphic-properties draw:fill-color="#55308d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bf00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8.89cm" svg:x="1cm" svg:y="1cm">
          <text:p text:style-name="P1">Catalogue Scree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53cm" svg:height="25.4cm" svg:x="15.097cm" svg:y="1cm">
          <text:p text:style-name="P1">Extensio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937cm" svg:height="6.223cm" svg:x="8.747cm" svg:y="1.127cm">
          <text:p text:style-name="P1">Parse latest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6.08cm" svg:y1="5.445cm" svg:x2="8.747cm" svg:y2="4.238cm" draw:start-shape="id1" draw:end-shape="id2" svg:d="M6080 5445h1333v-1207h1334" svg:viewBox="0 0 2668 1208">
          <text:p text:style-name="P1">Default</text:p>
          <text:p text:style-name="P1"/>
        </draw:connector>
        <draw:line draw:style-name="gr4" draw:text-style-name="P4" draw:layer="layout" svg:x1="11.795cm" svg:y1="2.27cm" svg:x2="17.891cm" svg:y2="2.651cm">
          <text:p text:style-name="P1">Gib url with page</text:p>
        </draw:line>
        <draw:line draw:style-name="gr4" draw:text-style-name="P4" draw:layer="layout" svg:x1="11.413cm" svg:y1="3.602cm" svg:x2="15.987cm" svg:y2="3.602cm">
          <text:p text:style-name="P1">Here url</text:p>
        </draw:line>
        <draw:line draw:style-name="gr4" draw:text-style-name="P4" draw:layer="layout" svg:x1="11.922cm" svg:y1="5.572cm" svg:x2="16.494cm" svg:y2="5.826cm">
          <text:p text:style-name="P1">Document</text:p>
        </draw:line>
        <draw:line draw:style-name="gr4" draw:text-style-name="P4" draw:layer="layout" svg:x1="12.429cm" svg:y1="6.777cm" svg:x2="15.226cm" svg:y2="6.777cm">
          <text:p text:style-name="P1">Parsed Latest</text:p>
          <text:p text:style-name="P1"/>
        </draw:line>
        <draw:custom-shape draw:style-name="gr5" draw:text-style-name="P1" xml:id="id3" draw:id="id3" draw:layer="layout" svg:width="3.81cm" svg:height="3.81cm" svg:x="8.62cm" svg:y="8.62cm">
          <text:p text:style-name="P1">Search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668cm" svg:y1="9.001cm" svg:x2="16.621cm" svg:y2="9.255cm">
          <text:p text:style-name="P1">Query</text:p>
          <text:p text:style-name="P1"/>
        </draw:line>
        <draw:line draw:style-name="gr4" draw:text-style-name="P4" draw:layer="layout" svg:x1="15.605cm" svg:y1="9.89cm" svg:x2="11.668cm" svg:y2="10.017cm">
          <text:p text:style-name="P1">URL</text:p>
          <text:p text:style-name="P1"/>
        </draw:line>
        <draw:line draw:style-name="gr4" draw:text-style-name="P4" draw:layer="layout" svg:x1="11.668cm" svg:y1="11.287cm" svg:x2="16.367cm" svg:y2="11.541cm">
          <text:p text:style-name="P1">Document</text:p>
        </draw:line>
        <draw:line draw:style-name="gr4" draw:text-style-name="P4" draw:layer="layout" svg:x1="15.732cm" svg:y1="12.811cm" svg:x2="11.541cm" svg:y2="12.303cm">
          <text:p text:style-name="P1">Prased</text:p>
          <text:p text:style-name="P1"/>
        </draw:line>
        <draw:connector draw:style-name="gr6" draw:text-style-name="P4" draw:layer="layout" svg:x1="6.08cm" svg:y1="5.445cm" svg:x2="8.62cm" svg:y2="10.525cm" draw:start-shape="id1" draw:end-shape="id3" svg:d="M6080 5445h1270v5080h1270" svg:viewBox="0 0 2541 5081">
          <text:p/>
        </draw:connector>
        <draw:line draw:style-name="gr4" draw:text-style-name="P4" draw:layer="layout" svg:x1="3.921cm" svg:y1="2.27cm" svg:x2="9.636cm" svg:y2="2.016cm">
          <text:p text:style-name="P1">Page</text:p>
        </draw:line>
        <draw:custom-shape draw:style-name="gr7" draw:text-style-name="P5" draw:layer="layout" svg:width="5.08cm" svg:height="6.35cm" svg:x="1cm" svg:y="11.287cm">
          <text:p text:style-name="P1">Novel stuff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3.81cm" svg:x="8.62cm" svg:y="13.7cm">
          <text:p text:style-name="P1">ParseNovel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572cm" svg:y1="13.573cm" svg:x2="9.763cm" svg:y2="15.224cm">
          <text:p text:style-name="P1"/>
        </draw:line>
        <draw:line draw:style-name="gr4" draw:text-style-name="P4" draw:layer="layout" svg:x1="12.43cm" svg:y1="14.335cm" svg:x2="17.002cm" svg:y2="14.462cm">
          <text:p text:style-name="P1">Increment (?)</text:p>
        </draw:line>
        <draw:line draw:style-name="gr4" draw:text-style-name="P4" draw:layer="layout" svg:x1="16.748cm" svg:y1="15.478cm" svg:x2="11.795cm" svg:y2="15.224cm">
          <text:p text:style-name="P1">Url with inc</text:p>
          <text:p text:style-name="P1"/>
        </draw:line>
        <draw:line draw:style-name="gr4" draw:text-style-name="P4" draw:layer="layout" svg:x1="11.922cm" svg:y1="16.494cm" svg:x2="17.129cm" svg:y2="16.875cm">
          <text:p text:style-name="P1">Doc + increment</text:p>
        </draw:line>
        <draw:line draw:style-name="gr4" draw:text-style-name="P4" draw:layer="layout" svg:x1="17.383cm" svg:y1="18.399cm" svg:x2="11.033cm" svg:y2="17.129cm">
          <text:p text:style-name="P1">Parsed page + chapters</text:p>
        </draw:line>
      </draw:page>
      <draw:page draw:name="page2" draw:style-name="dp1" draw:master-page-name="Default">
        <draw:custom-shape draw:style-name="gr8" draw:text-style-name="P5" draw:layer="layout" svg:width="3.81cm" svg:height="10.16cm" svg:x="1cm" svg:y="1cm">
          <text:p text:style-name="P1">Catalogue </text:p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08cm" svg:height="25.94cm" svg:x="17.51cm" svg:y="1cm">
          <text:p text:style-name="P1">Extension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81cm" svg:y1="2.27cm" svg:x2="17.51cm" svg:y2="2.27cm">
          <text:p text:style-name="P1">Array of listings<text:line-break/>Ex: [{name,id,isInc,getListing(increment)},…]</text:p>
        </draw:line>
        <draw:line draw:style-name="gr4" draw:text-style-name="P4" draw:layer="layout" svg:x1="4.81cm" svg:y1="6.08cm" svg:x2="17.51cm" svg:y2="6.08cm">
          <text:p text:style-name="P1"><text:span text:style-name="T1">getSearch(data</text:span>):ArrayList&lt;Novel.Listing&gt;</text:p>
        </draw:line>
        <draw:custom-shape draw:style-name="gr11" draw:text-style-name="P6" draw:layer="layout" svg:width="7.62cm" svg:height="5.08cm" svg:x="1cm" svg:y="12.43cm">
          <text:p text:style-name="P1">Data</text:p>
          <text:p text:style-name="P1">[query,genres,order,author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1" draw:layer="layout" svg:x1="4.81cm" svg:y1="3.54cm" svg:x2="17.51cm" svg:y2="3.54cm">
          <text:p text:style-name="P1">Filters (search)</text:p>
        </draw:line>
        <draw:line draw:style-name="gr4" draw:text-style-name="P4" draw:layer="layout" svg:x1="4.81cm" svg:y1="7.35cm" svg:x2="17.51cm" svg:y2="7.35cm">
          <text:p text:style-name="P1">parseNovelInfo(url,increment):Novel.Info</text:p>
        </draw:line>
        <draw:line draw:style-name="gr4" draw:text-style-name="P4" draw:layer="layout" svg:x1="4.81cm" svg:y1="8.62cm" svg:x2="17.51cm" svg:y2="8.62cm">
          <text:p text:style-name="P1">parseNovelPassage(url):String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1T19:16:26.275582350</meta:creation-date>
    <dc:date>2020-01-31T23:08:00.932547686</dc:date>
    <meta:editing-duration>PT44M45S</meta:editing-duration>
    <meta:editing-cycles>1</meta:editing-cycles>
    <meta:document-statistic meta:object-count="30"/>
    <meta:generator>LibreOffice/6.3.4.2$Linux_X86_64 LibreOffice_project/30$Build-2</meta:generator>
  </office:meta>
</office:document-meta>
</file>